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style:font-size-asian="11pt" style:font-name-complex="Times New Roman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name-complex="Times New Roman" style:font-size-complex="11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name-complex="Times New Roman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bold" officeooo:paragraph-rsid="00041e45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font-weight="bold" officeooo:rsid="00041e45" officeooo:paragraph-rsid="00041e45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1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fo:font-weight="bold" officeooo:rsid="00041e45" officeooo:paragraph-rsid="00041e45" style:font-size-asian="11pt" style:font-weight-asian="bold" style:font-name-complex="Arial1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041e45" officeooo:paragraph-rsid="00041e45" style:font-size-asian="11pt" style:font-weight-asian="normal" style:font-name-complex="Arial1" style:font-size-complex="11pt" style:font-weight-complex="normal"/>
    </style:style>
    <style:style style:name="P21" style:family="paragraph" style:parent-style-name="Standard" style:list-style-name="WWNum2">
      <style:paragraph-properties fo:text-align="start" style:justify-single-word="false"/>
      <style:text-properties officeooo:rsid="00041e45" officeooo:paragraph-rsid="00041e45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Standard">
      <style:paragraph-properties fo:margin-left="0in" fo:margin-right="0.25in" fo:margin-top="0in" fo:margin-bottom="0in" loext:contextual-spacing="false" fo:text-align="start" style:justify-single-word="false" fo:text-indent="0in" style:auto-text-indent="false"/>
    </style:style>
    <style:style style:name="P24" style:family="paragraph" style:parent-style-name="Standard">
      <style:paragraph-properties fo:margin-left="0in" fo:margin-right="0.25in" fo:margin-top="0in" fo:margin-bottom="0in" loext:contextual-spacing="false" fo:text-align="start" style:justify-single-word="false" fo:text-indent="0in" style:auto-text-indent="false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officeooo:rsid="00041e45" officeooo:paragraph-rsid="00041e45"/>
    </style:style>
    <style:style style:name="P28" style:family="paragraph" style:parent-style-name="Standard">
      <style:paragraph-properties fo:margin-left="0.5in" fo:margin-right="0in" fo:text-align="start" style:justify-single-word="false" fo:text-indent="-0.25in" style:auto-text-indent="false"/>
      <style:text-properties officeooo:rsid="00041e45" officeooo:paragraph-rsid="00041e45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 style:list-style-name="WWNum2">
      <style:paragraph-properties fo:margin-left="0in" fo:margin-right="0in" fo:text-align="start" style:justify-single-word="false" fo:text-indent="0in" style:auto-text-indent="false"/>
      <style:text-properties officeooo:rsid="00041e45" officeooo:paragraph-rsid="00041e45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41e45" officeooo:paragraph-rsid="00041e45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style:font-name="Arial" fo:font-size="11pt" fo:font-weight="normal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" fo:font-size="11pt" style:text-underline-style="none" fo:font-weight="normal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7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font-size="11pt" style:font-size-asian="11pt" style:font-name-complex="Times New Roman" style:font-size-complex="11pt"/>
    </style:style>
    <style:style style:name="T10" style:family="text"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normal" style:font-size-asian="11pt" style:font-weight-asian="normal" style:font-name-complex="Times New Roman" style:font-size-complex="11pt" style:font-weight-complex="normal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042c4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1" style:family="text">
      <style:text-properties fo:font-size="11pt" fo:font-style="normal" style:text-underline-style="none" fo:font-weight="normal" style:font-name-asian="SimSu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Sect1" style:family="section">
      <style:section-properties style:editable="false">
        <style:columns fo:column-count="2">
          <style:column style:rel-width="43670*" fo:start-indent="0in" fo:end-indent="0in"/>
          <style:column style:rel-width="21865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Matthew Mejia</text:span></text:p>
      <text:p text:style-name="P3"><text:span text:style-name="T9">Pasadena, CA 91107</text:span></text:p>
      <text:p text:style-name="P3"><text:span text:style-name="T9">Cell: 626.823.6452</text:span></text:p>
      <text:p text:style-name="P3"><text:span text:style-name="T9">Email: </text:span><text:a xlink:type="simple" xlink:href="mailto:mattcmej@gmail.com" text:style-name="Internet_20_link" text:visited-style-name="Visited_20_Internet_20_Link"><text:span text:style-name="Internet_20_link"><text:span text:style-name="T9">mattcmej@gmail.com</text:span></text:span></text:a></text:p>
      <text:p text:style-name="P3"/>
      <text:p text:style-name="P5"/>
      <text:p text:style-name="P1"><text:span text:style-name="T2">Education</text:span><text:span text:style-name="T3">__________________________________________________________________</text:span></text:p>
      <text:p text:style-name="P14"/>
      <text:p text:style-name="P19">UCLA Full-Stack Web Development Boot Camp, Los Angeles, California (2018)</text:p>
      <text:p text:style-name="P13"/>
      <text:p text:style-name="P1"><text:span text:style-name="T10">Occidental College, Los Angeles, California (class of 2015)</text:span></text:p>
      <text:p text:style-name="P1"><text:span text:style-name="T10">Major:</text:span><text:span text:style-name="T9"> Physics with Mathematics emphasis</text:span></text:p>
      <text:p text:style-name="P1"><text:span text:style-name="T10">Minor:</text:span><text:span text:style-name="T9"> Mathematics</text:span></text:p>
      <text:p text:style-name="P4"/>
      <text:p text:style-name="P4"/>
      <text:p text:style-name="P1"><text:span text:style-name="T2">Relevant Coursework</text:span><text:span text:style-name="T3">________________________________________________________</text:span></text:p>
      <text:p text:style-name="P15"/>
      <text:p text:style-name="P19">UCLA Full-Stack Boot Camp</text:p>
      <text:p text:style-name="P20">GitHub, HTML, CSS, Bootstrap, JavaScript, jQuery, Firebase, Node.js, Node Package Manager</text:p>
      <text:p text:style-name="P15"/>
      <text:p text:style-name="P1"><text:span text:style-name="T10">Math Classes: </text:span></text:p>
      <text:p text:style-name="P1"><text:span text:style-name="T12">College Calculus, Linear Algebra, Multivariable Calculus, Discrete Mathematics, Graph Theory, Ordinary Differential Equations</text:span></text:p>
      <text:p text:style-name="P8"/>
      <text:p text:style-name="P1"><text:span text:style-name="T10">Physics Classes:</text:span></text:p>
      <text:p text:style-name="P1"><text:span text:style-name="T12">Introductory Mechanics, Waves and Optics, Introductory Electromagnetism, Modern Physics, Thermal Physics, Quantum Mechanics, Analytical Dynamics, Simulations in Physics (Programming Class), Math Methods in Physics, Advanced Electromagnetism, Solar Panel Independent Study</text:span></text:p>
      <text:p text:style-name="P8"/>
      <text:p text:style-name="P8"/>
      <text:p text:style-name="P1"><text:span text:style-name="T2">Professional Experience</text:span><text:span text:style-name="T4">_______________________________________________________</text:span></text:p>
      <text:p text:style-name="P7"/>
      <text:section text:style-name="Sect1" text:name="TextSection">
        <text:p text:style-name="P23"><text:span text:style-name="T11">Sylvan EDGE Instructor, </text:span><text:span text:style-name="T14">Sylvan Learning, </text:span><text:span text:style-name="T16">Woodland Hills, CA<text:tab/></text:span></text:p>
        <text:p text:style-name="P1"><text:span text:style-name="T16">Teaching grade school children robotics with Lego kits and laptops, as well as instructing middle and high-school students in math, english, and science.</text:span></text:p>
        <text:p text:style-name="P7"/>
        <text:p text:style-name="P1"><text:span text:style-name="T11">Tutor, </text:span><text:span text:style-name="T16">San Marino, CA<text:tab/><text:tab/><text:tab/><text:tab/><text:tab/><text:tab/><text:tab/></text:span></text:p>
        <text:p text:style-name="P1"><text:span text:style-name="T16">Independently tutoring high school students in physics, calculus, and math SAT prep.</text:span></text:p>
        <text:p text:style-name="P7"/>
        <text:p text:style-name="P1"><text:span text:style-name="T17">Substitute Teacher, </text:span><text:span text:style-name="T15">Flintridge Preparatory School, <text:tab/><text:tab/><text:tab/></text:span></text:p>
        <text:p text:style-name="P1"><text:span text:style-name="T18">La Ca</text:span><text:span text:style-name="T21">ñ</text:span><text:span text:style-name="T18">ada Flintridge, CA<text:tab/></text:span></text:p>
        <text:p text:style-name="P1"><text:span text:style-name="T18">Teaching as a substitute teacher for high school students in many subjects, but especially in math and physics.</text:span></text:p>
        <text:p text:style-name="P9"/>
        <text:p text:style-name="P1"><text:span text:style-name="T22">Tutor, </text:span><text:span text:style-name="T14">Perfect Fit College Consultants, </text:span><text:span text:style-name="T16">San Marino, CA<text:tab/><text:tab/></text:span></text:p>
        <text:p text:style-name="P1"><text:span text:style-name="T18">Tutored high school students in physics, calculus, and math SAT prep. </text:span></text:p>
        <text:p text:style-name="P24"/>
        <text:p text:style-name="P23"><text:span text:style-name="T17">Customer Service / Insurance Verifier, </text:span><text:span text:style-name="T15">Healthy Halo Insurance Services, </text:span><text:span text:style-name="T18">Burbank, CA<text:tab/></text:span></text:p>
        <text:p text:style-name="P23"><text:span text:style-name="T18">Verified clients' insurance information, answered questions regarding insurance, and entered data into relevant insurance forms. </text:span></text:p>
        <text:p text:style-name="P23"><text:span text:style-name="T17">October 2016 – April 2017</text:span></text:p>
        <text:p text:style-name="P10"/>
        <text:p text:style-name="P10"/>
        <text:p text:style-name="P10"/>
        <text:p text:style-name="P11"/>
        <text:p text:style-name="P11"/>
        <text:p text:style-name="P1"><text:span text:style-name="T22">October 2016 – present</text:span></text:p>
        <text:p text:style-name="P10"/>
        <text:p text:style-name="P10"/>
        <text:p text:style-name="P10"/>
        <text:p text:style-name="P1"><text:span text:style-name="T17">January 2016 – present</text:span></text:p>
        <text:p text:style-name="P10"/>
        <text:p text:style-name="P10"/>
        <text:p text:style-name="P10"/>
        <text:p text:style-name="P10"/>
        <text:p text:style-name="P1"><text:span text:style-name="T17">May 2015 – October 2016</text:span></text:p>
        <text:p text:style-name="P10"><text:soft-page-break/></text:p>
        <text:p text:style-name="P10"/>
        <text:p text:style-name="P1"><text:span text:style-name="T17">June 2016</text:span></text:p>
        <text:p text:style-name="P10"/>
        <text:p text:style-name="P10"/>
        <text:p text:style-name="P16"/>
      </text:section>
      <text:section text:style-name="Sect2" text:name="Section1">
        <text:p text:style-name="P16"/>
        <text:p text:style-name="P16"/>
        <text:p text:style-name="P16"/>
        <text:p text:style-name="P16"/>
        <text:p text:style-name="P1"><text:span text:style-name="T5">Volunteer Experience</text:span><text:span text:style-name="T7">__________________________________________________________</text:span></text:p>
        <text:p text:style-name="P18"/>
      </text:section>
      <text:section text:style-name="Sect1" text:name="Section2">
        <text:p text:style-name="P1"><text:span text:style-name="T22">Solar Cup Workshop Instructor, </text:span><text:span text:style-name="T14">Metropolitan Water District of Southern California</text:span><text:span text:style-name="T16">, Los Angeles, CA<text:tab/><text:tab/><text:tab/><text:tab/></text:span></text:p>
        <text:p text:style-name="P1"><text:span text:style-name="T18">Ran a workshop which taught high-school students about electrical circuits.</text:span></text:p>
        <text:p text:style-name="P9"/>
        <text:p text:style-name="P1"><text:span text:style-name="T11">English-Spanish Translator, </text:span><text:span text:style-name="T14">Occidental College</text:span><text:span text:style-name="T13">, Los Angeles, CA<text:tab/><text:tab/></text:span></text:p>
        <text:p text:style-name="P1"><text:span text:style-name="T18">Translated between the Occidental College Glee Club and various Spanish-speaking choirs during the Occidental College Glee Club 2014 International Tour in Spain.</text:span></text:p>
        <text:p text:style-name="P12"/>
        <text:p text:style-name="P1"><text:span text:style-name="T11">Solar Panel Programmer, </text:span><text:span text:style-name="T14">Occidental College, </text:span><text:span text:style-name="T16">Los Angeles, CA<text:tab/></text:span></text:p>
        <text:p text:style-name="P1"><text:span text:style-name="T18">Created a schematic for a solar panel power tester and developed the program which the device uses.</text:span></text:p>
        <text:p text:style-name="P1"><text:span text:style-name="T22">December 13, 2014</text:span></text:p>
        <text:p text:style-name="P12"/>
        <text:p text:style-name="P12"/>
        <text:p text:style-name="P12"/>
        <text:p text:style-name="P12"/>
        <text:p text:style-name="P1"><text:span text:style-name="T11">January 2014</text:span></text:p>
        <text:p text:style-name="P12"/>
        <text:p text:style-name="P11"/>
        <text:p text:style-name="P12"/>
        <text:p text:style-name="P12"/>
        <text:p text:style-name="P1"><text:span text:style-name="T22">June 2013 – December 2013<text:tab/></text:span></text:p>
        <text:p text:style-name="P12"/>
        <text:p text:style-name="P17"/>
      </text:section>
      <text:section text:style-name="Sect2" text:name="Section3">
        <text:p text:style-name="P17"/>
        <text:p text:style-name="P17"/>
        <text:p text:style-name="P17"/>
        <text:p text:style-name="P1"><text:span text:style-name="T6">Interests / Activities</text:span><text:span text:style-name="T8">_________________________________________________________</text:span></text:p>
        <text:list xml:id="list1962425067" text:style-name="WWNum1">
          <text:list-item>
            <text:p text:style-name="P2"><text:span text:style-name="T19">Participant at the Comedy Improv Club in Sierra Madre, CA, 2017—present</text:span></text:p>
          </text:list-item>
          <text:list-item>
            <text:p text:style-name="P2"><text:span text:style-name="T19">Member of a cappella choir “The Over Tones” in Los Angeles, CA, 2015–2016</text:span></text:p>
          </text:list-item>
          <text:list-item>
            <text:p text:style-name="P2"><text:span text:style-name="T19">Capoeira Yellow Cord in Capoeira Brasil Los Angeles, CA, 2014–2016</text:span></text:p>
          </text:list-item>
          <text:list-item>
            <text:p text:style-name="P2"><text:span text:style-name="T19">Participated in Relay for Life on Occidental College Campus, Spring 2013</text:span></text:p>
          </text:list-item>
          <text:list-item>
            <text:p text:style-name="P2"><text:span text:style-name="T19">Participant in the Occidental College Dance Production, 2010–2014</text:span></text:p>
          </text:list-item>
          <text:list-item>
            <text:p text:style-name="P2"><text:span text:style-name="T19">Member of Occidental College Barbershop Double Quartet, 2014</text:span></text:p>
          </text:list-item>
          <text:list-item>
            <text:p text:style-name="P2"><text:span text:style-name="T19">Member of Occidental College A Cappella Group “Cadence,” 2013–2</text:span><text:span text:style-name="T20">01</text:span><text:span text:style-name="T19">4</text:span></text:p>
          </text:list-item>
          <text:list-item>
            <text:p text:style-name="P2"><text:span text:style-name="T19">Member of Occidental College Glee Club, 2010–2014</text:span></text:p>
          </text:list-item>
        </text:list>
        <text:p text:style-name="P4"/>
        <text:p text:style-name="P1"><text:span text:style-name="T2">Computer Skills</text:span><text:span text:style-name="T3">_____________________________________________________________</text:span></text:p>
        <text:list xml:id="list3489625762" text:style-name="WWNum2">
          <text:list-header>
            <text:p text:style-name="P30"><text:span text:style-name="T12"/></text:p>
            <text:p text:style-name="P30"><text:span text:style-name="T12">Programming Languages</text:span></text:p>
          </text:list-header>
          <text:list-item>
            <text:p text:style-name="P27"><text:span text:style-name="T12">HTML Programming Language: Proficient</text:span></text:p>
          </text:list-item>
          <text:list-item>
            <text:p text:style-name="P27"><text:span text:style-name="T12">GitHub Hosting Service: Proficient</text:span></text:p>
          </text:list-item>
          <text:list-item>
            <text:p text:style-name="P27"><text:span text:style-name="T12">CSS Programming Language: Proficient</text:span></text:p>
          </text:list-item>
          <text:list-item>
            <text:p text:style-name="P27"><text:span text:style-name="T12">Bootstrap Library: Proficient</text:span></text:p>
          </text:list-item>
          <text:list-item>
            <text:p text:style-name="P27"><text:span text:style-name="T12">JavaScript Programming Language: Proficient</text:span></text:p>
          </text:list-item>
          <text:list-item>
            <text:p text:style-name="P27"><text:span text:style-name="T12">jQuery JavaScript Library: Proficient</text:span></text:p>
          </text:list-item>
          <text:list-item>
            <text:p text:style-name="P27"><text:span text:style-name="T12">Node.js Server Environment: Proficient</text:span></text:p>
          </text:list-item>
          <text:list-item>
            <text:p text:style-name="P27"><text:span text:style-name="T12">Node Package Manager: Proficient</text:span></text:p>
          </text:list-item>
          <text:list-item>
            <text:p text:style-name="P21"><text:span text:style-name="T12">Java Programming Language: Familiar</text:span></text:p>
          </text:list-item>
          <text:list-item>
            <text:p text:style-name="P21"><text:span text:style-name="T12">C Programming Language: Familiar</text:span></text:p>
          </text:list-item>
        </text:list>
        <text:p text:style-name="P28"><text:span text:style-name="T12"/></text:p>
        <text:p text:style-name="P31"><text:span text:style-name="T12">Other Skills</text:span></text:p>
        <text:list xml:id="list181724550230913" text:continue-numbering="true" text:style-name="WWNum2">
          <text:list-item>
            <text:p text:style-name="P25"><text:span text:style-name="T12">Typing: 72 WPM</text:span></text:p>
          </text:list-item>
          <text:list-item>
            <text:p text:style-name="P25"><text:span text:style-name="T12">Microsoft Word, Excel, PowerPoint: Proficient</text:span></text:p>
          </text:list-item>
          <text:list-item>
            <text:p text:style-name="P25"><text:soft-page-break/><text:span text:style-name="T12">DipTrace PCB Design Software: Familiar</text:span></text:p>
          </text:list-item>
          <text:list-item>
            <text:p text:style-name="P25"><text:span text:style-name="T12">Soldering on Circuit Boards: Proficient</text:span></text:p>
          </text:list-item>
          <text:list-item>
            <text:p text:style-name="P25"><text:span text:style-name="T12">MuseScore Music Score Writing Software: Familiar</text:span></text:p>
          </text:list-item>
          <text:list-item>
            <text:p text:style-name="P25"><text:span text:style-name="T12">Sylvan iPad Software: Proficient</text:span></text:p>
          </text:list-item>
        </text:list>
        <text:p text:style-name="P7"/>
        <text:p text:style-name="P7"/>
        <text:p text:style-name="P1"><text:span text:style-name="T2">Language Skills</text:span><text:span text:style-name="T3">_____________________________________________________________</text:span></text:p>
        <text:list xml:id="list3251520890" text:style-name="WWNum3">
          <text:list-item>
            <text:p text:style-name="P26"><text:span text:style-name="T12">Speaks conversational Spanish</text:span></text:p>
          </text:list-item>
          <text:list-item>
            <text:p text:style-name="P26"><text:span text:style-name="T12">Speaks conversational Tagalog</text:span></text:p>
          </text:list-item>
        </text:list>
        <text:p text:style-name="P6"/>
        <text:p text:style-name="P2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72" style:display-name="ListLabel 172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0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0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0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0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0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1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1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1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1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4:42:30</meta:creation-date>
    <dc:language>en-US</dc:language>
    <dc:date>2018-05-09T18:17:22.193000000</dc:date>
    <meta:editing-cycles>5</meta:editing-cycles>
    <meta:editing-duration>PT37M9S</meta:editing-duration>
    <meta:generator>LibreOffice/5.3.6.1$Windows_X86_64 LibreOffice_project/686f202eff87ef707079aeb7f485847613344eb7</meta:generator>
    <meta:document-statistic meta:table-count="0" meta:image-count="0" meta:object-count="0" meta:page-count="3" meta:paragraph-count="75" meta:word-count="519" meta:character-count="4123" meta:non-whitespace-character-count="3680"/>
  </office:meta>
</office:document-meta>
</file>